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formula="of:=16*2.54" office:value-type="float" office:value="40.64" calcext:value-type="float">
            <text:p>40.64</text:p>
          </table:table-cell>
          <table:table-cell table:number-columns-repeated="3"/>
        </table:table-row>
        <table:table-row table:style-name="ro1">
          <table:table-cell table:formula="of:=8*0.3048" office:value-type="float" office:value="2.4384" calcext:value-type="float">
            <text:p>2.4384</text:p>
          </table:table-cell>
          <table:table-cell table:number-columns-repeated="3"/>
        </table:table-row>
        <table:table-row table:style-name="ro1">
          <table:table-cell table:formula="of:=2*0.0254" office:value-type="float" office:value="0.0508" calcext:value-type="float">
            <text:p>0.0508</text:p>
          </table:table-cell>
          <table:table-cell table:number-columns-repeated="3"/>
        </table:table-row>
        <table:table-row table:style-name="ro1">
          <table:table-cell table:formula="of:=3.5*0.3048" office:value-type="float" office:value="1.0668" calcext:value-type="float">
            <text:p>1.066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veoplaca</text:p>
          </table:table-cell>
          <table:table-cell office:value-type="float" office:value="4914" calcext:value-type="float">
            <text:p>4914</text:p>
          </table:table-cell>
          <table:table-cell office:value-type="string" calcext:value-type="string">
            <text:p>N/m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0.022" calcext:value-type="float">
            <text:p>2.20E-02</text:p>
          </table:table-cell>
          <table:table-cell office:value-type="string" calcext:value-type="string">
            <text:p>m</text:p>
          </table:table-cell>
          <table:table-cell table:formula="of:=[.A9]/[.A8]" office:value-type="float" office:value="221.672727272727" calcext:value-type="float">
            <text:p>221.672727272727</text:p>
          </table:table-cell>
          <table:table-cell/>
        </table:table-row>
        <table:table-row table:style-name="ro1">
          <table:table-cell table:formula="of:=16*0.3048" office:value-type="float" office:value="4.8768" calcext:value-type="float">
            <text:p>4.876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0.007" calcext:value-type="float">
            <text:p>7.00E-03</text:p>
          </table:table-cell>
          <table:table-cell office:value-type="string" calcext:value-type="string">
            <text:p>m</text:p>
          </table:table-cell>
          <table:table-cell table:formula="of:=[.A11]*[.C8]" office:value-type="float" office:value="1.55170909090909" calcext:value-type="float">
            <text:p>1.5517090909090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1" office:value-type="float" office:value="0.015" calcext:value-type="float">
            <text:p>1.50E-02</text:p>
          </table:table-cell>
          <table:table-cell office:value-type="string" calcext:value-type="string">
            <text:p>m</text:p>
          </table:table-cell>
          <table:table-cell table:formula="of:=[.A12]*[.C8]" office:value-type="float" office:value="3.32509090909091" calcext:value-type="float">
            <text:p>3.325090909090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1" office:value-type="float" office:value="0.028" calcext:value-type="float">
            <text:p>2.80E-02</text:p>
          </table:table-cell>
          <table:table-cell office:value-type="string" calcext:value-type="string">
            <text:p>m</text:p>
          </table:table-cell>
          <table:table-cell table:formula="of:=[.A13]*[.C8]" office:value-type="float" office:value="6.20683636363636" calcext:value-type="float">
            <text:p>6.20683636363636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5:58:28.740508353</meta:creation-date>
    <dc:date>2019-10-08T19:20:43.275811600</dc:date>
    <meta:editing-duration>PT21M32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